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35353"/>
    </style:style>
  </office:automatic-styles>
  <office:body>
    <office:spreadsheet>
      <table:calculation-settings table:automatic-find-labels="false" table:use-regular-expressions="false" table:use-wildcards="true"/>
      <table:table table:name="test_all_ds_separate_location_lstm_metric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 0.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 0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 0.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 0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office:value-type="float" office:value="4.5968566339874E-026" calcext:value-type="float">
            <text:p>4.5968566339874E-26</text:p>
          </table:table-cell>
          <table:table-cell office:value-type="float" office:value="0.0000000000000840316645008901" calcext:value-type="float">
            <text:p>8.40316645008901E-14</text:p>
          </table:table-cell>
          <table:table-cell office:value-type="float" office:value="4.40118775845775E-024" calcext:value-type="float">
            <text:p>4.40118775845775E-24</text:p>
          </table:table-cell>
          <table:table-cell office:value-type="float" office:value="1.48942627296266E-023" calcext:value-type="float">
            <text:p>1.48942627296266E-23</text:p>
          </table:table-cell>
          <table:table-cell office:value-type="float" office:value="3.05351105850975E-024" calcext:value-type="float">
            <text:p>3.05351105850975E-24</text:p>
          </table:table-cell>
          <table:table-cell office:value-type="float" office:value="4.89870466671048E-023" calcext:value-type="float">
            <text:p>4.89870466671048E-23</text:p>
          </table:table-cell>
          <table:table-cell office:value-type="float" office:value="4.4125887978382E-016" calcext:value-type="float">
            <text:p>4.4125887978382E-16</text:p>
          </table:table-cell>
          <table:table-cell office:value-type="float" office:value="0.000000103132400898875" calcext:value-type="float">
            <text:p>1.03132400898875E-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.5968566339874E-026" calcext:value-type="float">
            <text:p>4.5968566339874E-26</text:p>
          </table:table-cell>
          <table:table-cell office:value-type="float" office:value="-1" calcext:value-type="float">
            <text:p>-1</text:p>
          </table:table-cell>
          <table:table-cell office:value-type="float" office:value="0.000000041589953494005" calcext:value-type="float">
            <text:p>4.1589953494005E-08</text:p>
          </table:table-cell>
          <table:table-cell office:value-type="float" office:value="0.0235647140070041" calcext:value-type="float">
            <text:p>0.023564714007004</text:p>
          </table:table-cell>
          <table:table-cell office:value-type="float" office:value="0.0653656624312091" calcext:value-type="float">
            <text:p>0.065365662431209</text:p>
          </table:table-cell>
          <table:table-cell office:value-type="float" office:value="0.276371099218252" calcext:value-type="float">
            <text:p>0.276371099218252</text:p>
          </table:table-cell>
          <table:table-cell office:value-type="float" office:value="0.02671998552212" calcext:value-type="float">
            <text:p>0.02671998552212</text:p>
          </table:table-cell>
          <table:table-cell office:value-type="float" office:value="0.00000000000246451403965071" calcext:value-type="float">
            <text:p>2.46451403965071E-12</text:p>
          </table:table-cell>
          <table:table-cell office:value-type="float" office:value="3.43574149071654E-019" calcext:value-type="float">
            <text:p>3.43574149071654E-19</text:p>
          </table:table-cell>
        </table:table-row>
        <table:table-row table:style-name="ro1">
          <table:table-cell office:value-type="string" calcext:value-type="string">
            <text:p>J 0.7</text:p>
          </table:table-cell>
          <table:table-cell office:value-type="float" office:value="0.0000000000000840316645008901" calcext:value-type="float">
            <text:p>8.40316645008901E-14</text:p>
          </table:table-cell>
          <table:table-cell office:value-type="float" office:value="0.000000041589953494005" calcext:value-type="float">
            <text:p>4.1589953494005E-08</text:p>
          </table:table-cell>
          <table:table-cell office:value-type="float" office:value="-1" calcext:value-type="float">
            <text:p>-1</text:p>
          </table:table-cell>
          <table:table-cell office:value-type="float" office:value="0.000047641807421783" calcext:value-type="float">
            <text:p>4.7641807421783E-05</text:p>
          </table:table-cell>
          <table:table-cell office:value-type="float" office:value="0.00000420147326425004" calcext:value-type="float">
            <text:p>4.20147326425004E-06</text:p>
          </table:table-cell>
          <table:table-cell office:value-type="float" office:value="0.000000210638235831172" calcext:value-type="float">
            <text:p>2.10638235831172E-07</text:p>
          </table:table-cell>
          <table:table-cell office:value-type="float" office:value="0.0000152213541117256" calcext:value-type="float">
            <text:p>1.52213541117256E-05</text:p>
          </table:table-cell>
          <table:table-cell office:value-type="float" office:value="0.94533396434355" calcext:value-type="float">
            <text:p>0.94533396434355</text:p>
          </table:table-cell>
          <table:table-cell office:value-type="float" office:value="0.00163373771309009" calcext:value-type="float">
            <text:p>0.0016337377130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.40118775845775E-024" calcext:value-type="float">
            <text:p>4.40118775845775E-24</text:p>
          </table:table-cell>
          <table:table-cell office:value-type="float" office:value="0.0235647140070041" calcext:value-type="float">
            <text:p>0.023564714007004</text:p>
          </table:table-cell>
          <table:table-cell office:value-type="float" office:value="0.000047641807421783" calcext:value-type="float">
            <text:p>4.7641807421783E-05</text:p>
          </table:table-cell>
          <table:table-cell office:value-type="float" office:value="-1" calcext:value-type="float">
            <text:p>-1</text:p>
          </table:table-cell>
          <table:table-cell office:value-type="float" office:value="0.578428480596413" calcext:value-type="float">
            <text:p>0.578428480596413</text:p>
          </table:table-cell>
          <table:table-cell office:value-type="float" office:value="0.184960127310609" calcext:value-type="float">
            <text:p>0.184960127310609</text:p>
          </table:table-cell>
          <table:table-cell office:value-type="float" office:value="0.8875379388477" calcext:value-type="float">
            <text:p>0.8875379388477</text:p>
          </table:table-cell>
          <table:table-cell office:value-type="float" office:value="0.000000959769820283796" calcext:value-type="float">
            <text:p>9.59769820283796E-07</text:p>
          </table:table-cell>
          <table:table-cell office:value-type="float" office:value="0.000000000000144176543629861" calcext:value-type="float">
            <text:p>1.44176543629861E-13</text:p>
          </table:table-cell>
        </table:table-row>
        <table:table-row table:style-name="ro1">
          <table:table-cell office:value-type="string" calcext:value-type="string">
            <text:p>M 0.7</text:p>
          </table:table-cell>
          <table:table-cell office:value-type="float" office:value="1.48942627296266E-023" calcext:value-type="float">
            <text:p>1.48942627296266E-23</text:p>
          </table:table-cell>
          <table:table-cell table:style-name="ce1" office:value-type="float" office:value="0.0653656624312091" calcext:value-type="float">
            <text:p>0.065365662431209</text:p>
          </table:table-cell>
          <table:table-cell office:value-type="float" office:value="0.00000420147326425004" calcext:value-type="float">
            <text:p>4.20147326425004E-06</text:p>
          </table:table-cell>
          <table:table-cell table:style-name="ce1" office:value-type="float" office:value="0.578428480596413" calcext:value-type="float">
            <text:p>0.578428480596413</text:p>
          </table:table-cell>
          <table:table-cell office:value-type="float" office:value="-1" calcext:value-type="float">
            <text:p>-1</text:p>
          </table:table-cell>
          <table:table-cell office:value-type="float" office:value="0.435417811201162" calcext:value-type="float">
            <text:p>0.435417811201162</text:p>
          </table:table-cell>
          <table:table-cell office:value-type="float" office:value="0.413058383561745" calcext:value-type="float">
            <text:p>0.413058383561745</text:p>
          </table:table-cell>
          <table:table-cell office:value-type="float" office:value="0.0000000923765276084151" calcext:value-type="float">
            <text:p>9.23765276084151E-08</text:p>
          </table:table-cell>
          <table:table-cell office:value-type="float" office:value="0.000000000000160517894493719" calcext:value-type="float">
            <text:p>1.60517894493719E-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.05351105850975E-024" calcext:value-type="float">
            <text:p>3.05351105850975E-24</text:p>
          </table:table-cell>
          <table:table-cell table:style-name="ce1" office:value-type="float" office:value="0.276371099218252" calcext:value-type="float">
            <text:p>0.276371099218252</text:p>
          </table:table-cell>
          <table:table-cell office:value-type="float" office:value="0.000000210638235831172" calcext:value-type="float">
            <text:p>2.10638235831172E-07</text:p>
          </table:table-cell>
          <table:table-cell table:style-name="ce1" office:value-type="float" office:value="0.184960127310609" calcext:value-type="float">
            <text:p>0.184960127310609</text:p>
          </table:table-cell>
          <table:table-cell office:value-type="float" office:value="0.435417811201162" calcext:value-type="float">
            <text:p>0.435417811201162</text:p>
          </table:table-cell>
          <table:table-cell office:value-type="float" office:value="-1" calcext:value-type="float">
            <text:p>-1</text:p>
          </table:table-cell>
          <table:table-cell office:value-type="float" office:value="0.357600965702463" calcext:value-type="float">
            <text:p>0.357600965702463</text:p>
          </table:table-cell>
          <table:table-cell office:value-type="float" office:value="0.00000000177909809288325" calcext:value-type="float">
            <text:p>1.77909809288325E-09</text:p>
          </table:table-cell>
          <table:table-cell office:value-type="float" office:value="7.02245658104266E-017" calcext:value-type="float">
            <text:p>7.02245658104266E-17</text:p>
          </table:table-cell>
        </table:table-row>
        <table:table-row table:style-name="ro1">
          <table:table-cell office:value-type="string" calcext:value-type="string">
            <text:p>V 0.7</text:p>
          </table:table-cell>
          <table:table-cell office:value-type="float" office:value="4.89870466671048E-023" calcext:value-type="float">
            <text:p>4.89870466671048E-23</text:p>
          </table:table-cell>
          <table:table-cell office:value-type="float" office:value="0.02671998552212" calcext:value-type="float">
            <text:p>0.02671998552212</text:p>
          </table:table-cell>
          <table:table-cell office:value-type="float" office:value="0.0000152213541117256" calcext:value-type="float">
            <text:p>1.52213541117256E-05</text:p>
          </table:table-cell>
          <table:table-cell table:style-name="ce1" office:value-type="float" office:value="0.8875379388477" calcext:value-type="float">
            <text:p>0.8875379388477</text:p>
          </table:table-cell>
          <table:table-cell office:value-type="float" office:value="0.413058383561745" calcext:value-type="float">
            <text:p>0.413058383561745</text:p>
          </table:table-cell>
          <table:table-cell table:style-name="ce1" office:value-type="float" office:value="0.357600965702463" calcext:value-type="float">
            <text:p>0.357600965702463</text:p>
          </table:table-cell>
          <table:table-cell office:value-type="float" office:value="-1" calcext:value-type="float">
            <text:p>-1</text:p>
          </table:table-cell>
          <table:table-cell office:value-type="float" office:value="0.000000469744176201141" calcext:value-type="float">
            <text:p>4.69744176201141E-07</text:p>
          </table:table-cell>
          <table:table-cell office:value-type="float" office:value="0.0000000000000721781866172858" calcext:value-type="float">
            <text:p>7.21781866172858E-14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4.4125887978382E-016" calcext:value-type="float">
            <text:p>4.4125887978382E-16</text:p>
          </table:table-cell>
          <table:table-cell office:value-type="float" office:value="0.00000000000246451403965071" calcext:value-type="float">
            <text:p>2.46451403965071E-12</text:p>
          </table:table-cell>
          <table:table-cell table:style-name="ce1" office:value-type="float" office:value="0.94533396434355" calcext:value-type="float">
            <text:p>0.94533396434355</text:p>
          </table:table-cell>
          <table:table-cell office:value-type="float" office:value="0.000000959769820283796" calcext:value-type="float">
            <text:p>9.59769820283796E-07</text:p>
          </table:table-cell>
          <table:table-cell office:value-type="float" office:value="0.0000000923765276084151" calcext:value-type="float">
            <text:p>9.23765276084151E-08</text:p>
          </table:table-cell>
          <table:table-cell office:value-type="float" office:value="0.00000000177909809288325" calcext:value-type="float">
            <text:p>1.77909809288325E-09</text:p>
          </table:table-cell>
          <table:table-cell office:value-type="float" office:value="0.000000469744176201141" calcext:value-type="float">
            <text:p>4.69744176201141E-07</text:p>
          </table:table-cell>
          <table:table-cell office:value-type="float" office:value="-1" calcext:value-type="float">
            <text:p>-1</text:p>
          </table:table-cell>
          <table:table-cell office:value-type="float" office:value="0.000717877932127348" calcext:value-type="float">
            <text:p>0.000717877932127</text:p>
          </table:table-cell>
        </table:table-row>
        <table:table-row table:style-name="ro1">
          <table:table-cell office:value-type="string" calcext:value-type="string">
            <text:p>AF 0.7</text:p>
          </table:table-cell>
          <table:table-cell office:value-type="float" office:value="0.000000103132400898875" calcext:value-type="float">
            <text:p>1.03132400898875E-07</text:p>
          </table:table-cell>
          <table:table-cell office:value-type="float" office:value="3.43574149071654E-019" calcext:value-type="float">
            <text:p>3.43574149071654E-19</text:p>
          </table:table-cell>
          <table:table-cell table:style-name="ce1" office:value-type="float" office:value="0.00163373771309009" calcext:value-type="float">
            <text:p>0.00163373771309</text:p>
          </table:table-cell>
          <table:table-cell office:value-type="float" office:value="0.000000000000144176543629861" calcext:value-type="float">
            <text:p>1.44176543629861E-13</text:p>
          </table:table-cell>
          <table:table-cell office:value-type="float" office:value="0.000000000000160517894493719" calcext:value-type="float">
            <text:p>1.60517894493719E-13</text:p>
          </table:table-cell>
          <table:table-cell office:value-type="float" office:value="7.02245658104266E-017" calcext:value-type="float">
            <text:p>7.02245658104266E-17</text:p>
          </table:table-cell>
          <table:table-cell office:value-type="float" office:value="0.0000000000000721781866172858" calcext:value-type="float">
            <text:p>7.21781866172858E-14</text:p>
          </table:table-cell>
          <table:table-cell office:value-type="float" office:value="0.000717877932127348" calcext:value-type="float">
            <text:p>0.000717877932127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07:30.822234024</dc:date>
    <meta:editing-duration>PT42M50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